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496f" officeooo:paragraph-rsid="000b496f"/>
    </style:style>
    <style:style style:name="P2" style:family="paragraph" style:parent-style-name="Standard">
      <style:text-properties officeooo:rsid="000b496f" officeooo:paragraph-rsid="0015e772"/>
    </style:style>
    <style:style style:name="P3" style:family="paragraph" style:parent-style-name="Standard">
      <style:text-properties officeooo:rsid="000c9c98" officeooo:paragraph-rsid="000c9c98"/>
    </style:style>
    <style:style style:name="P4" style:family="paragraph" style:parent-style-name="Standard">
      <style:text-properties officeooo:paragraph-rsid="000c9c98"/>
    </style:style>
    <style:style style:name="P5" style:family="paragraph" style:parent-style-name="Standard">
      <style:text-properties officeooo:rsid="000db069" officeooo:paragraph-rsid="000db069"/>
    </style:style>
    <style:style style:name="P6" style:family="paragraph" style:parent-style-name="Standard">
      <style:text-properties fo:font-weight="bold" officeooo:rsid="000c9c98" officeooo:paragraph-rsid="000c9c98" style:font-weight-asian="bold" style:font-weight-complex="bold"/>
    </style:style>
    <style:style style:name="P7" style:family="paragraph" style:parent-style-name="Standard" style:list-style-name="L2">
      <style:text-properties fo:font-weight="bold" officeooo:rsid="000c9c98" officeooo:paragraph-rsid="000c9c98" style:font-weight-asian="bold" style:font-weight-complex="bold"/>
    </style:style>
    <style:style style:name="P8" style:family="paragraph" style:parent-style-name="Standard" style:list-style-name="L1">
      <style:text-properties fo:font-weight="bold" officeooo:rsid="000c9c98" officeooo:paragraph-rsid="000c9c98" style:font-weight-asian="bold" style:font-weight-complex="bold"/>
    </style:style>
    <style:style style:name="P9" style:family="paragraph" style:parent-style-name="Standard">
      <style:paragraph-properties fo:text-align="center" style:justify-single-word="false"/>
      <style:text-properties fo:font-size="12pt" fo:font-weight="normal" officeooo:rsid="000b496f" officeooo:paragraph-rsid="000b496f" style:font-size-asian="12pt" style:font-weight-asian="normal" style:font-size-complex="12pt" style:font-weight-complex="normal"/>
    </style:style>
    <style:style style:name="P10" style:family="paragraph" style:parent-style-name="Standard">
      <style:text-properties officeooo:rsid="000f5451" officeooo:paragraph-rsid="000f5451"/>
    </style:style>
    <style:style style:name="P11" style:family="paragraph" style:parent-style-name="Standard">
      <style:text-properties officeooo:rsid="00130352" officeooo:paragraph-rsid="00130352"/>
    </style:style>
    <style:style style:name="P12" style:family="paragraph" style:parent-style-name="Standard">
      <style:text-properties officeooo:rsid="0014373d" officeooo:paragraph-rsid="0014373d"/>
    </style:style>
    <style:style style:name="P13" style:family="paragraph" style:parent-style-name="Standard">
      <style:text-properties officeooo:rsid="0015e772" officeooo:paragraph-rsid="0015e772"/>
    </style:style>
    <style:style style:name="P14" style:family="paragraph" style:parent-style-name="Standard">
      <style:text-properties officeooo:rsid="0017693d" officeooo:paragraph-rsid="0017693d"/>
    </style:style>
    <style:style style:name="P15" style:family="paragraph" style:parent-style-name="Text_20_body">
      <style:text-properties officeooo:paragraph-rsid="0011c04a"/>
    </style:style>
    <style:style style:name="P16" style:family="paragraph" style:parent-style-name="Text_20_body">
      <style:paragraph-properties fo:text-align="center" style:justify-single-word="false"/>
    </style:style>
    <style:style style:name="P17" style:family="paragraph" style:parent-style-name="Technical">
      <style:text-properties officeooo:paragraph-rsid="00130352"/>
    </style:style>
    <style:style style:name="P18" style:family="paragraph" style:parent-style-name="Technical">
      <style:text-properties officeooo:rsid="00130352" officeooo:paragraph-rsid="0014373d"/>
    </style:style>
    <style:style style:name="P19" style:family="paragraph" style:parent-style-name="Technical">
      <style:text-properties officeooo:rsid="00130352" officeooo:paragraph-rsid="0015e772"/>
    </style:style>
    <style:style style:name="P20" style:family="paragraph" style:parent-style-name="Technical">
      <style:text-properties officeooo:paragraph-rsid="0014373d"/>
    </style:style>
    <style:style style:name="P21" style:family="paragraph" style:parent-style-name="Technical">
      <style:text-properties officeooo:paragraph-rsid="0015e772"/>
    </style:style>
    <style:style style:name="P22" style:family="paragraph" style:parent-style-name="Heading_20_1">
      <style:paragraph-properties fo:break-before="page"/>
      <style:text-properties officeooo:paragraph-rsid="0011c04a"/>
    </style:style>
    <style:style style:name="P23" style:family="paragraph" style:parent-style-name="Heading_20_1">
      <style:text-properties officeooo:paragraph-rsid="00130352"/>
    </style:style>
    <style:style style:name="T1" style:family="text">
      <style:text-properties officeooo:rsid="000c9c98"/>
    </style:style>
    <style:style style:name="T2" style:family="text">
      <style:text-properties fo:font-style="italic" style:font-style-asian="italic" style:font-style-complex="italic"/>
    </style:style>
    <style:style style:name="T3" style:family="text">
      <style:text-properties fo:font-style="italic" officeooo:rsid="000db069" style:font-style-asian="italic" style:font-style-complex="italic"/>
    </style:style>
    <style:style style:name="T4" style:family="text">
      <style:text-properties fo:font-style="italic" officeooo:rsid="000f5451"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c9c98"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cf9c3" style:font-style-asian="normal" style:font-style-complex="normal"/>
    </style:style>
    <style:style style:name="T10" style:family="text">
      <style:text-properties fo:font-style="normal" officeooo:rsid="000db069" style:font-style-asian="normal" style:font-style-complex="normal"/>
    </style:style>
    <style:style style:name="T11" style:family="text">
      <style:text-properties fo:font-style="normal" officeooo:rsid="000f5451" style:font-style-asian="normal" style:font-style-complex="normal"/>
    </style:style>
    <style:style style:name="T12" style:family="text">
      <style:text-properties fo:font-style="normal" officeooo:rsid="0011c04a" style:font-style-asian="normal" style:font-style-complex="normal"/>
    </style:style>
    <style:style style:name="T13" style:family="text">
      <style:text-properties officeooo:rsid="000db069"/>
    </style:style>
    <style:style style:name="T14" style:family="text">
      <style:text-properties officeooo:rsid="000f5451"/>
    </style:style>
    <style:style style:name="T15" style:family="text">
      <style:text-properties fo:font-weight="bold" style:font-weight-asian="bold" style:font-weight-complex="bold"/>
    </style:style>
    <style:style style:name="T16" style:family="text">
      <style:text-properties fo:font-weight="bold" officeooo:rsid="000c9c98" style:font-weight-asian="bold" style:font-weight-complex="bold"/>
    </style:style>
    <style:style style:name="T17" style:family="text">
      <style:text-properties officeooo:rsid="0011c04a"/>
    </style:style>
    <style:style style:name="T18" style:family="text">
      <style:text-properties officeooo:rsid="00130352"/>
    </style:style>
    <style:style style:name="T19" style:family="text">
      <style:text-properties officeooo:rsid="00142fd1"/>
    </style:style>
    <style:style style:name="T20" style:family="text">
      <style:text-properties officeooo:rsid="0014373d"/>
    </style:style>
    <style:style style:name="T21" style:family="text">
      <style:text-properties officeooo:rsid="0015e772"/>
    </style:style>
    <style:style style:name="T22" style:family="text">
      <style:text-properties officeooo:rsid="00186649"/>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WARMOPS <text:span text:style-name="T14">VISION AND </text:span>ROADMAP</text:h>
      <text:p text:style-name="P9">updated October 3, 2014</text:p>
      <text:p text:style-name="P1"/>
      <text:p text:style-name="P1"/>
      <text:p text:style-name="P15">Swarmops <text:span text:style-name="T13">is a necessary tool to </text:span>enable a<text:span text:style-name="T13">ny</text:span> bitcoin-native and decentralized gamechanger.<text:line-break/></text:p>
      <text:p text:style-name="P4"><text:span text:style-name="T16">The goals of </text:span><text:span text:style-name="T6">Swarmops </text:span><text:span text:style-name="T16">are three:<text:line-break/></text:span></text:p>
      <text:list xml:id="list8493661125995212613" text:style-name="L1">
        <text:list-item>
          <text:p text:style-name="P8">Become the #1<text:span text:style-name="T8"> software for organizing swarm activism </text:span><text:span text:style-name="T9">to effectively change policy</text:span><text:span text:style-name="T8">,</text:span></text:p>
        </text:list-item>
        <text:list-item>
          <text:p text:style-name="P8"><text:span text:style-name="T8">Become the #1 software to </text:span><text:span text:style-name="T12">manage</text:span><text:span text:style-name="T8"> native-bitcoin startups' </text:span><text:span text:style-name="T12">cashflow and accounting</text:span><text:span text:style-name="T8">,</text:span></text:p>
        </text:list-item>
        <text:list-item>
          <text:p text:style-name="P8"><text:span text:style-name="T8">Become the #1 software to run civil liberties resistances in repressive regimes.</text:span></text:p>
        </text:list-item>
      </text:list>
      <text:p text:style-name="P6"/>
      <text:p text:style-name="P3"><text:span text:style-name="T2">Goal #1, organizing swarm activism:</text:span> the Swedish Pirate Party used a predecessor to Swarmops in its effort to put two representatives in the European Parliament, and could literally not have succeeded without the ability to decentralize authority that Swarmops provided, pushing all the crucial decision-making out to the edges of the organization where the most information was available. <text:span text:style-name="T13">It's an administration tool for people who hate paperwork, so it's built to optimize the time available to activism.</text:span></text:p>
      <text:p text:style-name="P3"/>
      <text:p text:style-name="P3"><text:span text:style-name="T2">Goal #2, the primary </text:span><text:span text:style-name="T4">back-end </text:span><text:span text:style-name="T2">software for bitcoin-native </text:span><text:span text:style-name="T3">unbanked </text:span><text:span text:style-name="T2">startups:</text:span> Swarmops does bookkeeping and accounting on fully automatic. <text:span text:style-name="T13">Today, there </text:span><text:span text:style-name="T3">are</text:span><text:span text:style-name="T10"> no services or packages for bitcoin-native and unbanked organizations – </text:span><text:span text:style-name="T11">for </text:span><text:span text:style-name="T10">startups which are unbanked </text:span><text:span text:style-name="T3">by choice</text:span><text:span text:style-name="T10">. Swarmops seeks to fill that role and provide automatic accounting and cashflow management for such organizations, maintaining hot and cold wallets along with automated invoice and payroll processing. (Imagine invoices being paid on fully automatic, and not needing a €100,000 software package and a fifteen-page bank contract to do so.) There is a huge void to fill here, and Swarmops fills this role in addition to all other back-end management.</text:span></text:p>
      <text:p text:style-name="P3"/>
      <text:p text:style-name="P5"><text:span text:style-name="T2">Goal #3, functional software to assist civil liberties resistances in repressive regimes:</text:span><text:span text:style-name="T8"> With the swarm functions and the bitcoin-</text:span><text:span text:style-name="T11">native cash flow </text:span><text:span text:style-name="T12">in place</text:span><text:span text:style-name="T11">, a “hidden branch” of organizations can be enabled, where nobody knows the identities of other people in the organization's “hidden branch” swarm except those closest to that individual, but where everybody is still working toward a common goal. Recruiting would take place face-to-face using mobile phones and BitID, and code names would be used for all other purposes. In this way, Swarmops enables large-scale change while able to protect the individuals involved in making that change come about. Lack of information even at the central level provides deniability against rubberhose attacks.</text:span></text:p>
      <text:p text:style-name="P3"/>
      <text:p text:style-name="P3"/>
      <text:p text:style-name="P3"><text:span text:style-name="T15">The business case of </text:span><text:span text:style-name="T5">Swarmops</text:span><text:span text:style-name="T15"> is the Wordpress model:<text:line-break/></text:span></text:p>
      <text:list xml:id="list188701227455354669" text:style-name="L2">
        <text:list-item>
          <text:p text:style-name="P7">Provide a free generic small-scale hosted offering and a self-hosted install package.</text:p>
        </text:list-item>
        <text:list-item>
          <text:p text:style-name="P7">Charge for anything extra to the hosted offering (such as press release contacts, branding to match the client, custom domains, large-scale operations, et cetera).</text:p>
        </text:list-item>
      </text:list>
      <text:p text:style-name="P6"/>
      <text:p text:style-name="P3">This requires operations at scale, which is why Swarmops aims to be the #1 software to run the ledgers and cashflows of native-bitcoin businesses. <text:span text:style-name="T13">Since the software is public domain, anybody can run a competing business, which is excellent for innovation. We believe in our ability to provide the best service, having led development of the software. Such income would fund further project management in developing Swarmops via an open-source volunteer model, with key contributors conceivably on payroll.</text:span></text:p>
      <text:h text:style-name="P22" text:outline-level="1">SWARMOPS RED</text:h>
      <text:p text:style-name="P16">December 31, 2014</text:p>
      <text:p text:style-name="P1"/>
      <text:p text:style-name="P10">This release brings the basic functionality online for daring pilots. It's a new frontend for the old Pirate Party software, completely rewritten to generalize <text:span text:style-name="T17">the services</text:span> <text:span text:style-name="T17">provided to</text:span> any organization, and repackaged to install on any Debian or Ubuntu server.</text:p>
      <text:p text:style-name="P10"/>
      <text:p text:style-name="P10">At this release, the technical backend functionality (installation, upgrading, database priming, <text:span text:style-name="T17">schema maintenance</text:span>) is in place, and basic centralized finance and HR is in place. Delegation <text:span text:style-name="T17">and decentralization</text:span> of budgets/authority is prepared <text:span text:style-name="T17">in logic </text:span>but not yet available through the interface.</text:p>
      <text:p text:style-name="P10"/>
      <text:p text:style-name="P11">Much of this release is focused on getting automated bookkeeping up and running, since it supports the decentralized swarm in the next stage.</text:p>
      <text:p text:style-name="P11"/>
      <text:p text:style-name="P1"/>
      <text:p text:style-name="Technical">Technical<text:tab/>Installs via standard mechanisms, has initialization processes. <text:span text:style-name="T1">Frontend completely rebuilt on Mono, supporting easy deployment on Free Software servers. Build processes in place.</text:span></text:p>
      <text:p text:style-name="Technical">Personnel<text:tab/>Supports basic centralized HR. <text:span text:style-name="T13">Two-factor login using BitID with a mobile Bitcoin wallet. There are only centralized roles in this release, in preparation for full delegations in Swarmops Orange.</text:span></text:p>
      <text:p text:style-name="Technical">Comms<text:tab/>Supports centralized mass mailing.</text:p>
      <text:p text:style-name="Technical">Financial<text:tab/><text:span text:style-name="T17">Supports central accounting, with decentralized activists able to reclaim expenses and ask for cash advances against central accounts.</text:span></text:p>
      <text:p text:style-name="Technical">Ledgers<text:tab/><text:span text:style-name="T17">Supports central account plans and auditing. Upload of bank statements to auto-generate bookkeeping. Balance sheets, profit &amp; loss reports. Auditing of every cent that leaves the organization down the underlying document and who approved them.</text:span></text:p>
      <text:p text:style-name="Technical">Branding<text:tab/>Self-installs can replace the stock logo.</text:p>
      <text:p text:style-name="Technical">Extensibility<text:tab/>Supports basic plugins integrating with interface, database.</text:p>
      <text:p text:style-name="Technical">Administrative<text:tab/><text:span text:style-name="T17">Auto-updates some geodata from a master copy.</text:span></text:p>
      <text:p text:style-name="Technical"/>
      <text:h text:style-name="P23" text:outline-level="1">SWARMOPS ORANGE</text:h>
      <text:p text:style-name="P16">June 30, 2015</text:p>
      <text:p text:style-name="P11"/>
      <text:p text:style-name="P11">This release is themed around decentralization. Where Swarmops Red got the centralized functionality going, Swarmops Orange enables pushing all of those decisions out to the organization's edges. It enables geographical roles and financial roles, with everybody able to delegate authority and decision-making.</text:p>
      <text:p text:style-name="P11"/>
      <text:p text:style-name="P11">Actually, more than that: Swarmops Orange <text:span text:style-name="T7">encourages </text:span>decentralizing and delegating authority and decision-making, by design. Delegating authority <text:span text:style-name="T20">is designed to be</text:span> less work than making the decisions yourself. In this way, an organization running on Swarmops has its authority organically pushed to the edges of the organization.</text:p>
      <text:p text:style-name="P11"/>
      <text:p text:style-name="P11">By the release of Swarmops Orange, a decentralized activist or nonprofit organization can run effectively.</text:p>
      <text:p text:style-name="P3"/>
      <text:p text:style-name="P3"/>
      <text:p text:style-name="Technical">Technical<text:tab/><text:span text:style-name="T18">At least one pilot running a multi-frontend web farm.</text:span></text:p>
      <text:p text:style-name="Technical">Personnel<text:tab/><text:span text:style-name="T18">Centralized authority can delegate authority and decision-making to geographic leaders, which can delegate their authority in turn, down to urban district level. There are roles at every geography node.</text:span></text:p>
      <text:p text:style-name="Technical">Comms<text:tab/><text:span text:style-name="T18">Press releases, activist mobilization. Decentralized mailings and mobilizations according to responsibility.</text:span></text:p>
      <text:p text:style-name="Technical">Financial<text:tab/><text:span text:style-name="T18">Delegation of budgets, ability for decentralized budget owners to completely manage their budgets and subdelegate in turn. If time, begin work on bitcoin-native finances.</text:span></text:p>
      <text:p text:style-name="P17">Ledgers<text:tab/><text:span text:style-name="T18">Liquidity forecasts and cashflow analysis. Support for considerably more formats of bank files.</text:span></text:p>
      <text:p text:style-name="Technical">Branding<text:tab/><text:span text:style-name="T18">An organization can have customized mailings, invoices, paycheck specifications, press releases, etc. to match their organizational image.</text:span></text:p>
      <text:p text:style-name="Technical">Extensibility<text:tab/><text:span text:style-name="T18">Further work on plugin architecture.</text:span></text:p>
      <text:p text:style-name="Technical">Administrative<text:tab/><text:span text:style-name="T18">Most of the Western world's geography should be mapped down to postal codes in this release.</text:span></text:p>
      <text:p text:style-name="Technical"/>
      <text:p text:style-name="P1"/>
      <text:h text:style-name="Heading_20_1" text:outline-level="1">SWARMOPS YELLOW</text:h>
      <text:p text:style-name="P16">December 31, 2015</text:p>
      <text:p text:style-name="P1"/>
      <text:p text:style-name="P11">Swarmops Yellow is all about enabling bitcoin wallets. By this release, Swarmops can not only tell accountants what bills <text:span text:style-name="T19">and checks</text:span> to pay <text:span text:style-name="T19">as it has been able from Swarmops Red – from Swarmops Yellow, it</text:span> can pay the bills itself, <text:span text:style-name="T19">following the usual attestation by the budget owner</text:span>. It can send invoices and monitor when those invoices have been paid, or send reminders if not. It will manage a hot wallet and send a cashflow surplus to a cold wallet, and alert accountants when cold funds need to be moved to the hot wallet.</text:p>
      <text:p text:style-name="P11"/>
      <text:p text:style-name="P12">This release enables an organization to be fully unbanked. No software package even remotely resembling such back-end accounting software exists today, and bitcoin-native startups require it.</text:p>
      <text:p text:style-name="P12"/>
      <text:p text:style-name="P12">By the Swarmops Yellow release, paid hosting should be operational.</text:p>
      <text:p text:style-name="P11"/>
      <text:p text:style-name="P11"/>
      <text:p text:style-name="P20">Technical<text:tab/><text:span text:style-name="T20">Paid hosting operational (see the business case).</text:span></text:p>
      <text:p text:style-name="P20">Personnel<text:tab/><text:span text:style-name="T21">Paychecks can be issued in bitcoin. So can cash advances and expense reports.</text:span></text:p>
      <text:p text:style-name="P20">Comms<text:tab/><text:span text:style-name="T21">TBD</text:span></text:p>
      <text:p text:style-name="P20">Financial<text:tab/><text:span text:style-name="T21">Purchase orders further enhance trackability. Oh, and everything can be bitcoin-native. And did we mention bitcoin? Interfaces with hot and cold Armory wallets initially.</text:span></text:p>
      <text:p text:style-name="P20">Ledgers<text:tab/><text:span text:style-name="T18">Support for yet more formats of bank files, in case somebody is only halfway converted to bitcoin.</text:span></text:p>
      <text:p text:style-name="P20">Branding<text:tab/><text:span text:style-name="T21">TBD</text:span></text:p>
      <text:p text:style-name="P20">Extensibility<text:tab/><text:span text:style-name="T21">TBD</text:span></text:p>
      <text:p text:style-name="P18">Administrative<text:tab/><text:span text:style-name="T21">TBD</text:span></text:p>
      <text:p text:style-name="P11"/>
      <text:h text:style-name="Heading_20_1" text:outline-level="1">SWARMOPS GREEN</text:h>
      <text:p text:style-name="P16">June 30, 2015</text:p>
      <text:p text:style-name="P1"/>
      <text:p text:style-name="P13">Swarmops Green is about going mobile. Android and iOS applications give access to the most common functionality in the field.</text:p>
      <text:p text:style-name="P13"/>
      <text:p text:style-name="P13">In addition, activists can report their physical presence near an event using their mobile devices, and activists can be mobilized to a point based on their actual physical location.</text:p>
      <text:p text:style-name="P13"/>
      <text:p text:style-name="P13"/>
      <text:p text:style-name="P21">Technical<text:tab/><text:span text:style-name="T21">TBD</text:span></text:p>
      <text:p text:style-name="P21">Personnel<text:tab/><text:span text:style-name="T21">TBD</text:span></text:p>
      <text:p text:style-name="P21">Comms<text:tab/><text:span text:style-name="T21">Flash messages can be sent to activists based on their physical location (“send an urgent message to everybody within 2 kilometers of this point”).</text:span></text:p>
      <text:p text:style-name="P21">Financial<text:tab/><text:span text:style-name="T21">TBD</text:span></text:p>
      <text:p text:style-name="P21">Ledgers<text:tab/><text:span text:style-name="T21">TBD</text:span></text:p>
      <text:p text:style-name="P21">Branding<text:tab/><text:span text:style-name="T21">TBD</text:span></text:p>
      <text:p text:style-name="P21">Extensibility<text:tab/><text:span text:style-name="T21">TBD</text:span></text:p>
      <text:p text:style-name="P19">Administrative<text:tab/><text:span text:style-name="T21">TBD</text:span></text:p>
      <text:p text:style-name="P13"/>
      <text:h text:style-name="Heading_20_1" text:outline-level="1">SWARMOPS BLUE</text:h>
      <text:p text:style-name="P16">December 31, 2015</text:p>
      <text:p text:style-name="P1"/>
      <text:p text:style-name="P13">Swarmops Blue is about enabling Hidden Branches, where an organization can have a hidden branch of activists working for civil liberties, and where those identities are protected. Recruitment is done via the mobile apps developed in Swarmops Green, and identification happens via BitID. Somebody centrally located with the right keys can communicate with the Hidden Branch, and see how individuals in it know each other, but not who they are.</text:p>
      <text:p text:style-name="P13"/>
      <text:p text:style-name="P13">In this way, Swarmops can help liberties activists in repressive environments. Hidden activists can even get refunds for expenses, using the bitcoin and mobile mechanisms developed for Yellow and Green. <text:span text:style-name="T22">They could conceivably even be on regular paychecks without disclosing their identity.</text:span></text:p>
      <text:p text:style-name="P1"/>
      <text:p text:style-name="P14">This is enabling Swarmops reach its potential for Goal #3.</text:p>
      <text:h text:style-name="Heading_20_1" text:outline-level="1">SWARMOPS VIOLET</text:h>
      <text:p text:style-name="P16">June 30, 2016</text:p>
      <text:p text:style-name="P1"/>
      <text:p text:style-name="P13">To be defined.</text:p>
      <text:p text:style-name="P13"/>
      <text:h text:style-name="Heading_20_1" text:outline-level="1">SWARMOPS ULTRA</text:h>
      <text:p text:style-name="P16">December 31, 2016</text:p>
      <text:p text:style-name="P2"/>
      <text:p text:style-name="P13">To be defined.</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chnical" style:family="paragraph" style:parent-style-name="Standard">
      <style:paragraph-properties fo:margin-left="30mm" fo:margin-right="0mm" fo:margin-top="1.99mm" fo:margin-bottom="0mm" style:contextual-spacing="false" fo:line-height="110%" fo:text-indent="-30mm" style:auto-text-indent="false">
        <style:tab-stops>
          <style:tab-stop style:position="30mm"/>
        </style:tab-stops>
      </style:paragraph-properties>
      <style:text-properties officeooo:rsid="000b496f"/>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mm" fo:margin-bottom="1.99mm" style:contextual-spacing="false" fo:text-align="center" style:justify-single-word="false" style:page-number="auto" fo:break-before="page"/>
      <style:text-properties style:font-name="Liberation Serif1" fo:font-family="'Liberation Serif'"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3T13:18:02.927000800</meta:creation-date>
    <dc:date>2014-10-03T15:28:39.732365973</dc:date>
    <meta:editing-duration>PT1H22M22S</meta:editing-duration>
    <meta:editing-cycles>8</meta:editing-cycles>
    <meta:generator>LibreOffice/4.2.6.3$Linux_X86_64 LibreOffice_project/420m0$Build-3</meta:generator>
    <meta:document-statistic meta:table-count="0" meta:image-count="0" meta:object-count="0" meta:page-count="8" meta:paragraph-count="76" meta:word-count="1418" meta:character-count="9485" meta:non-whitespace-character-count="8143"/>
  </office:meta>
</office:document-meta>
</file>